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Formatting requirements:* Please prepare your revision</text:p>
      <text:p text:style-name="Standard">summary in US-Letter-size document in PDF format. We</text:p>
      <text:p text:style-name="Standard">recommend providing a numbered list of major changes made</text:p>
      <text:p text:style-name="Standard">in the paper with a short description of the change and</text:p>
      <text:p text:style-name="Standard">information on where in the paper the change has been made</text:p>
      <text:p text:style-name="Standard">(e.g., page/section number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ynab Talebpour</meta:initial-creator>
    <meta:creation-date>2016-05-17T12:03:12</meta:creation-date>
    <dc:date>2016-05-17T12:03:42</dc:date>
    <dc:creator>Zeynab Talebpour</dc:creator>
    <meta:editing-duration>P0D</meta:editing-duration>
    <meta:editing-cycles>1</meta:editing-cycles>
    <meta:document-statistic meta:table-count="0" meta:image-count="0" meta:object-count="0" meta:page-count="1" meta:paragraph-count="6" meta:word-count="48" meta:character-count="306" meta:non-whitespace-character-count="264"/>
    <meta:generator>LibreOffice/3.5$Linux_X86_64 LibreOffice_project/350m1$Build-2</meta:generator>
  </office:meta>
</office:document-meta>
</file>